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1/t, 1/s</text:p>
          </table:table-cell>
          <table:table-cell office:value-type="string" calcext:value-type="string">
            <text:p>p, torr</text:p>
          </table:table-cell>
          <table:table-cell table:style-name="ce1" office:value-type="string" calcext:value-type="string">
            <text:p>error 1/t, 1/s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p, Pa</text:p>
          </table:table-cell>
          <table:table-cell office:value-type="string" calcext:value-type="string">
            <text:p>1/p, 1/Pa</text:p>
          </table:table-cell>
          <table:table-cell office:value-type="string" calcext:value-type="string">
            <text:p>error 1/p, 1/Pa</text:p>
          </table:table-cell>
          <table:table-cell office:value-type="string" calcext:value-type="string">
            <text:p>D, m2/s</text:p>
          </table:table-cell>
        </table:table-row>
        <table:table-row table:style-name="ro1">
          <table:table-cell office:value-type="float" office:value="0.0017960375005219" calcext:value-type="float">
            <text:p>0.0017960375005219</text:p>
          </table:table-cell>
          <table:table-cell office:value-type="float" office:value="37" calcext:value-type="float">
            <text:p>37</text:p>
          </table:table-cell>
          <table:table-cell office:value-type="float" office:value="0.0000009603027531823" calcext:value-type="float">
            <text:p>9.60E-07</text:p>
          </table:table-cell>
          <table:table-cell office:value-type="string" calcext:value-type="string">
            <text:p>torr to Pa</text:p>
          </table:table-cell>
          <table:table-cell table:formula="of:=[.B2]*[.$D$3]" office:value-type="float" office:value="4932.84" calcext:value-type="float">
            <text:p>4932.84</text:p>
          </table:table-cell>
          <table:table-cell table:formula="of:=1/[.E2]" office:value-type="float" office:value="0.000202722975000203" calcext:value-type="float">
            <text:p>0.000202722975000203</text:p>
          </table:table-cell>
          <table:table-cell table:formula="of:=[.$D$5]/([.E2]*[.E2])" office:value-type="float" office:value="0.00000001027415114823" calcext:value-type="float">
            <text:p>1.02741511482332E-08</text:p>
          </table:table-cell>
          <table:table-cell table:formula="of:=[.$D$7]*[.A2]" office:value-type="float" office:value="0.000592692375172226" calcext:value-type="float">
            <text:p>0.000592692375172226</text:p>
          </table:table-cell>
        </table:table-row>
        <table:table-row table:style-name="ro1">
          <table:table-cell office:value-type="float" office:value="0.000815926202613026" calcext:value-type="float">
            <text:p>0.000815926202613026</text:p>
          </table:table-cell>
          <table:table-cell office:value-type="float" office:value="93" calcext:value-type="float">
            <text:p>93</text:p>
          </table:table-cell>
          <table:table-cell office:value-type="float" office:value="0.00000064358798419163" calcext:value-type="float">
            <text:p>6.44E-07</text:p>
          </table:table-cell>
          <table:table-cell office:value-type="float" office:value="133.32" calcext:value-type="float">
            <text:p>133.32</text:p>
          </table:table-cell>
          <table:table-cell table:formula="of:=[.B3]*[.$D$3]" office:value-type="float" office:value="12398.76" calcext:value-type="float">
            <text:p>12398.76</text:p>
          </table:table-cell>
          <table:table-cell table:formula="of:=1/[.E3]" office:value-type="float" office:value="0.0000806532266129839" calcext:value-type="float">
            <text:p>8.06532266129839E-05</text:p>
          </table:table-cell>
          <table:table-cell table:formula="of:=[.$D$5]/([.E3]*[.E3])" office:value-type="float" office:value="0.00000000162623574077" calcext:value-type="float">
            <text:p>1.62623574077133E-09</text:p>
          </table:table-cell>
          <table:table-cell table:formula="of:=[.$D$7]*[.A3]" office:value-type="float" office:value="0.000269255646862298" calcext:value-type="float">
            <text:p>0.000269255646862298</text:p>
          </table:table-cell>
        </table:table-row>
        <table:table-row table:style-name="ro1">
          <table:table-cell office:value-type="float" office:value="0.000539862453228038" calcext:value-type="float">
            <text:p>0.000539862453228038</text:p>
          </table:table-cell>
          <table:table-cell office:value-type="float" office:value="141" calcext:value-type="float">
            <text:p>141</text:p>
          </table:table-cell>
          <table:table-cell office:value-type="float" office:value="0.0000004424065252706" calcext:value-type="float">
            <text:p>4.42E-07</text:p>
          </table:table-cell>
          <table:table-cell office:value-type="string" calcext:value-type="string">
            <text:p>error p, torr</text:p>
          </table:table-cell>
          <table:table-cell table:formula="of:=[.B4]*[.$D$3]" office:value-type="float" office:value="18798.12" calcext:value-type="float">
            <text:p>18798.12</text:p>
          </table:table-cell>
          <table:table-cell table:formula="of:=1/[.E4]" office:value-type="float" office:value="0.0000531968090426064" calcext:value-type="float">
            <text:p>5.31968090426064E-05</text:p>
          </table:table-cell>
          <table:table-cell table:formula="of:=[.$D$5]/([.E4]*[.E4])" office:value-type="float" office:value="0.00000000070747512308" calcext:value-type="float">
            <text:p>7.07475123078882E-10</text:p>
          </table:table-cell>
          <table:table-cell table:formula="of:=[.$D$7]*[.A4]" office:value-type="float" office:value="0.000178154609565253" calcext:value-type="float">
            <text:p>0.000178154609565253</text:p>
          </table:table-cell>
        </table:table-row>
        <table:table-row table:style-name="ro1">
          <table:table-cell office:value-type="float" office:value="0.000436674518044872" calcext:value-type="float">
            <text:p>0.000436674518044872</text:p>
          </table:table-cell>
          <table:table-cell office:value-type="float" office:value="196" calcext:value-type="float">
            <text:p>196</text:p>
          </table:table-cell>
          <table:table-cell office:value-type="float" office:value="0.00000053362522430911" calcext:value-type="float">
            <text:p>5.34E-07</text:p>
          </table:table-cell>
          <table:table-cell office:value-type="float" office:value="0.25" calcext:value-type="float">
            <text:p>0.25</text:p>
          </table:table-cell>
          <table:table-cell table:formula="of:=[.B5]*[.$D$3]" office:value-type="float" office:value="26130.72" calcext:value-type="float">
            <text:p>26130.72</text:p>
          </table:table-cell>
          <table:table-cell table:formula="of:=1/[.E5]" office:value-type="float" office:value="0.0000382691330357526" calcext:value-type="float">
            <text:p>3.82691330357526E-05</text:p>
          </table:table-cell>
          <table:table-cell table:formula="of:=[.$D$5]/([.E5]*[.E5])" office:value-type="float" office:value="0.00000000036613163583" calcext:value-type="float">
            <text:p>3.66131635827032E-10</text:p>
          </table:table-cell>
          <table:table-cell table:formula="of:=[.$D$7]*[.A5]" office:value-type="float" office:value="0.000144102590954808" calcext:value-type="float">
            <text:p>0.000144102590954808</text:p>
          </table:table-cell>
        </table:table-row>
        <table:table-row table:style-name="ro1">
          <table:table-cell office:value-type="float" office:value="0.000346772207507461" calcext:value-type="float">
            <text:p>0.000346772207507461</text:p>
          </table:table-cell>
          <table:table-cell office:value-type="float" office:value="245" calcext:value-type="float">
            <text:p>245</text:p>
          </table:table-cell>
          <table:table-cell office:value-type="float" office:value="0.00000059171660771766" calcext:value-type="float">
            <text:p>5.92E-07</text:p>
          </table:table-cell>
          <table:table-cell office:value-type="string" calcext:value-type="string">
            <text:p>1/t to D</text:p>
          </table:table-cell>
          <table:table-cell table:formula="of:=[.B6]*[.$D$3]" office:value-type="float" office:value="32663.4" calcext:value-type="float">
            <text:p>32663.4</text:p>
          </table:table-cell>
          <table:table-cell table:formula="of:=1/[.E6]" office:value-type="float" office:value="0.0000306153064286021" calcext:value-type="float">
            <text:p>3.06153064286021E-05</text:p>
          </table:table-cell>
          <table:table-cell table:formula="of:=[.$D$5]/([.E6]*[.E6])" office:value-type="float" office:value="0.00000000023432424693" calcext:value-type="float">
            <text:p>2.343242469293E-10</text:p>
          </table:table-cell>
          <table:table-cell table:formula="of:=[.$D$7]*[.A6]" office:value-type="float" office:value="0.000114434828477462" calcext:value-type="float">
            <text:p>0.000114434828477462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float" office:value="0.33" calcext:value-type="float">
            <text:p>0.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22:34:05.770022504</meta:creation-date>
    <dc:date>2024-03-28T23:41:31.134555513</dc:date>
    <meta:editing-duration>PT1H7M26S</meta:editing-duration>
    <meta:editing-cycles>4</meta:editing-cycles>
    <meta:generator>LibreOffice/7.5.9.2$Linux_X86_64 LibreOffice_project/50$Build-2</meta:generator>
    <meta:document-statistic meta:table-count="1" meta:cell-count="49" meta:object-count="0"/>
  </office:meta>
</office:document-meta>
</file>